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10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7-1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4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3-0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3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2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5-01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10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7-2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6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4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4-1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2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4-01-2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3-10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3-09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3-07-27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3-04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3-01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2-10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2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2-07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2-04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2-01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12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11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10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07-2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06-0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04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1-0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0-10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0-07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0-05-1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20-01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11-0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10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09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07-24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05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9-01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8-10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8-08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8-04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8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7-11-0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7-09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7-07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7-04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7-01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6-11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6-08-0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6-05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6-02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5-11-1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5-08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5-08-0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5-04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5-01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11-0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7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5-0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3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4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9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7-29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5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3-02-0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11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09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08-0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05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04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2-02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1-11-14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1-08-04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1-05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1-02-0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0-11-0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0-09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0-08-02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0-05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10-02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9-11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9-08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9-04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9-01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8-10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8-07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8-05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8-0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11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09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08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7-02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11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08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06-1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05-0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02-0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6-01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5-11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5-08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5-05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5-01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10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9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9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4-02-0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2-0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05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04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02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1-01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0-11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0-10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0-06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9-02-1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8-07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8-07-0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98-05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X2</text:p>
          </table:table-cell>
          <table:table-cell office:value-type="string" calcext:value-type="string">
            <text:p>Cove City</text:p>
          </table:table-cell>
          <table:table-cell office:value-type="string" calcext:value-type="string">
            <text:p>198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14" meta:object-count="0"/>
    <meta:user-defined meta:name="AppVersion">3.0</meta:user-defined>
  </office:meta>
</office:document-meta>
</file>